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A00000084B896D96004574B6D.png" manifest:media-type="image/png"/>
  <manifest:file-entry manifest:full-path="Pictures/1000000100000127000000AB47F143E160602DEA.png" manifest:media-type="image/png"/>
  <manifest:file-entry manifest:full-path="Pictures/10000001000001760000019AD94EF20744477968.png" manifest:media-type="image/png"/>
  <manifest:file-entry manifest:full-path="Pictures/10000001000002DC000002580DBCBFA5356C38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5386e"/>
    </style:style>
    <style:style style:name="gr2" style:family="graphic" style:parent-style-name="standard">
      <style:graphic-properties draw:stroke="none" draw:fill="solid" draw:fill-color="#003f7d"/>
    </style:style>
    <style:style style:name="gr3" style:family="graphic" style:parent-style-name="standard">
      <style:graphic-properties draw:stroke="none" draw:fill="solid" draw:fill-color="#0752a1"/>
    </style:style>
    <style:style style:name="gr4" style:family="graphic" style:parent-style-name="standard">
      <style:graphic-properties draw:stroke="none" draw:fill="solid" draw:fill-color="#0073e4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2.226cm" fo:min-width="17.225cm" fo:padding-top="0.143cm" fo:padding-bottom="0.143cm" fo:padding-left="0.263cm" fo:padding-right="0.263cm" fo:wrap-option="wrap" draw:shadow="hidden" draw:shadow-offset-x="0.035cm" draw:shadow-offset-y="0.035cm" draw:shadow-color="#808080" draw:shadow-opacity="100%"/>
      <style:paragraph-properties style:writing-mode="lr-tb"/>
    </style:style>
    <style:style style:name="P1" style:family="paragraph">
      <loext:graphic-properties draw:fill="solid" draw:fill-color="#05386e"/>
    </style:style>
    <style:style style:name="P2" style:family="paragraph">
      <loext:graphic-properties draw:fill="solid" draw:fill-color="#003f7d"/>
    </style:style>
    <style:style style:name="P3" style:family="paragraph">
      <loext:graphic-properties draw:fill="solid" draw:fill-color="#0752a1"/>
    </style:style>
    <style:style style:name="P4" style:family="paragraph">
      <loext:graphic-properties draw:fill="solid" draw:fill-color="#0073e4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eeeeee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polygon draw:style-name="gr2" draw:text-style-name="P2" draw:layer="layout" svg:width="21cm" svg:height="19.332cm" svg:x="0cm" svg:y="10.368cm" svg:viewBox="0 0 21001 19333" draw:points="21001,19333 21001,0 0,19333">
          <text:p/>
        </draw:polygon>
        <draw:polygon draw:style-name="gr3" draw:text-style-name="P3" draw:layer="layout" svg:width="14.538cm" svg:height="10.194cm" svg:x="0cm" svg:y="19.506cm" svg:viewBox="0 0 14539 10195" draw:points="0,0 14539,10195 0,10195">
          <text:p/>
        </draw:polygon>
        <draw:polygon draw:style-name="gr4" draw:text-style-name="P4" draw:layer="layout" svg:width="14.538cm" svg:height="5.787cm" svg:x="0cm" svg:y="23.913cm" svg:viewBox="0 0 14539 5788" draw:points="6285,0 0,5788 14539,5788">
          <text:p/>
        </draw:polygon>
        <draw:frame draw:style-name="gr5" draw:text-style-name="P5" draw:layer="layout" svg:width="2.974cm" svg:height="2.438cm" svg:x="17.165cm" svg:y="0.812cm">
          <draw:image xlink:href="Pictures/10000001000002DC000002580DBCBFA5356C38DE.png" xlink:type="simple" xlink:show="embed" xlink:actuate="onLoad" draw:mime-type="image/png">
            <text:p/>
          </draw:image>
        </draw:frame>
        <draw:frame draw:style-name="gr5" draw:text-style-name="P5" draw:layer="layout" svg:width="3.603cm" svg:height="3.95cm" svg:x="16.897cm" svg:y="24.75cm">
          <draw:image xlink:href="Pictures/10000001000001760000019AD94EF20744477968.png" xlink:type="simple" xlink:show="embed" xlink:actuate="onLoad" draw:mime-type="image/png">
            <text:p/>
          </draw:image>
        </draw:frame>
        <draw:frame draw:style-name="gr5" draw:text-style-name="P5" draw:layer="layout" svg:width="4.72cm" svg:height="2.492cm" svg:x="0.75cm" svg:y="0.508cm">
          <draw:image xlink:href="Pictures/10000001000000FA00000084B896D96004574B6D.png" xlink:type="simple" xlink:show="embed" xlink:actuate="onLoad" draw:mime-type="image/png">
            <text:p/>
          </draw:image>
        </draw:frame>
        <draw:custom-shape draw:name="Letter 1" draw:style-name="gr6" draw:text-style-name="P7" draw:layer="layout" svg:width="17.75cm" svg:height="2.511cm" svg:x="1.5cm" svg:y="4.75cm">
          <text:p text:style-name="P6"><text:span text:style-name="T1">Departamento de Informática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5" draw:layer="layout" svg:width="4.25cm" svg:height="2.463cm" svg:x="0.75cm" svg:y="26.537cm">
          <draw:image xlink:href="Pictures/1000000100000127000000AB47F143E160602D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6-13T12:30:01.102248370</dc:date>
    <meta:editing-duration>PT10M13S</meta:editing-duration>
    <meta:editing-cycles>2</meta:editing-cycles>
    <meta:generator>LibreOffice/7.3.7.2$Linux_X86_64 LibreOffice_project/30$Build-2</meta:generator>
    <meta:document-statistic meta:object-count="9"/>
  </office:meta>
</office:document-meta>
</file>